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</text:p>
      <text:p text:style-name="Standard">5.Faire le footer(HTML CSS)</text:p>
      <text:p text:style-name="Standard">À faire pour le main :</text:p>
      <text:p text:style-name="Standard">6.Faire le header(courte présentation, HTML CSS)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Faire la fenêtre modale CV(HTML, CSS)</text:p>
      <text:p text:style-name="Standard">12.Faire le JS des fenêtres modales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</text:p>
      <text:p text:style-name="Standard">2.Créer le menu et le footer 4 → 5.</text:p>
      <text:p text:style-name="Standard">3.Créer les éléments de contenus du main 6 → 10.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Standard"/>
      <text:p text:style-name="P1">&lt;style&gt;</text:p>
      <text:p text:style-name="P3"/>
      <text:p text:style-name="P2">    <text:span text:style-name="T2">@font-face {</text:span></text:p>
      <text:p text:style-name="P2">    </text:p>
      <text:p text:style-name="P2">        <text:span text:style-name="T2">font-family: 'Bohemian Soul';</text:span></text:p>
      <text:p text:style-name="P2">        <text:span text:style-name="T2">src: url('./assets/fonts/Bohemian Soul.woff');</text:span></text:p>
      <text:p text:style-name="P2">        <text:span text:style-name="T2">src: url('./assets/fonts/Bohemian Soul.otf');</text:span></text:p>
      <text:p text:style-name="P2">    </text:p>
      <text:p text:style-name="P2">    <text:span text:style-name="T2">}</text:span></text:p>
      <text:p text:style-name="P2">    <text:span text:style-name="T2">body {</text:span></text:p>
      <text:p text:style-name="P2">    </text:p>
      <text:p text:style-name="P2">        <text:span text:style-name="T2">margin: 20px 250px 8px 250px;</text:span></text:p>
      <text:p text:style-name="P2">        <text:span text:style-name="T2">background: #ecdcc5ff;</text:span></text:p>
      <text:p text:style-name="P2">    </text:p>
      <text:p text:style-name="P2">    <text:span text:style-name="T2">}</text:span></text:p>
      <text:p text:style-name="P3"><text:soft-page-break/></text:p>
      <text:p text:style-name="P1">&lt;/styl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5T21:24:42.24</dc:date>
    <dc:creator>Jean-Claude MINOT</dc:creator>
    <meta:editing-duration>PT10H21M57S</meta:editing-duration>
    <meta:editing-cycles>10</meta:editing-cycles>
    <meta:generator>OpenOffice/4.1.9$Win32 OpenOffice.org_project/419m1$Build-9805</meta:generator>
    <meta:document-statistic meta:table-count="0" meta:image-count="0" meta:object-count="0" meta:page-count="2" meta:paragraph-count="47" meta:word-count="237" meta:character-count="1549"/>
  </office:meta>
</office:document-meta>
</file>